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2 年 11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72009" calcext:value-type="float">
            <text:p><text:s text:c="3"/>72,009</text:p>
          </table:table-cell>
          <table:table-cell table:style-name="ce25" office:value-type="float" office:value="7821" calcext:value-type="float">
            <text:p><text:s text:c="3"/>7,821</text:p>
          </table:table-cell>
          <table:table-cell table:style-name="ce25" office:value-type="float" office:value="5840" calcext:value-type="float">
            <text:p><text:s text:c="3"/>5,840</text:p>
          </table:table-cell>
          <table:table-cell table:style-name="ce25" office:value-type="float" office:value="4930" calcext:value-type="float">
            <text:p><text:s text:c="3"/>4,930</text:p>
          </table:table-cell>
          <table:table-cell table:style-name="ce25" office:value-type="float" office:value="2486" calcext:value-type="float">
            <text:p><text:s text:c="3"/>2,486</text:p>
          </table:table-cell>
          <table:table-cell table:style-name="ce25" office:value-type="float" office:value="2203" calcext:value-type="float">
            <text:p><text:s text:c="3"/>2,203</text:p>
          </table:table-cell>
          <table:table-cell table:style-name="ce25" office:value-type="float" office:value="1390" calcext:value-type="float">
            <text:p><text:s text:c="3"/>1,390</text:p>
          </table:table-cell>
          <table:table-cell table:style-name="ce25" office:value-type="float" office:value="2260" calcext:value-type="float">
            <text:p><text:s text:c="3"/>2,260</text:p>
          </table:table-cell>
          <table:table-cell table:style-name="ce25" office:value-type="float" office:value="6252" calcext:value-type="float">
            <text:p><text:s text:c="3"/>6,252</text:p>
          </table:table-cell>
          <table:table-cell table:style-name="ce25" office:value-type="float" office:value="319" calcext:value-type="float">
            <text:p><text:s text:c="3"/>319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2939" calcext:value-type="float">
            <text:p><text:s text:c="3"/>2,939</text:p>
          </table:table-cell>
          <table:table-cell table:style-name="ce25" office:value-type="float" office:value="34190" calcext:value-type="float">
            <text:p><text:s text:c="3"/>34,190</text:p>
          </table:table-cell>
          <table:table-cell table:style-name="ce25" office:value-type="float" office:value="1368" calcext:value-type="float">
            <text:p><text:s text:c="3"/>1,368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25" office:value-type="float" office:value="64166" calcext:value-type="float">
            <text:p><text:s text:c="3"/>64,166</text:p>
          </table:table-cell>
          <table:table-cell table:style-name="ce25" office:value-type="float" office:value="1313" calcext:value-type="float">
            <text:p><text:s text:c="3"/>1,313</text:p>
          </table:table-cell>
          <table:table-cell table:style-name="ce25" office:value-type="float" office:value="5958" calcext:value-type="float">
            <text:p><text:s text:c="3"/>5,958</text:p>
          </table:table-cell>
          <table:table-cell table:style-name="ce25" office:value-type="float" office:value="3869" calcext:value-type="float">
            <text:p><text:s text:c="3"/>3,869</text:p>
          </table:table-cell>
          <table:table-cell table:style-name="ce25" office:value-type="float" office:value="3355" calcext:value-type="float">
            <text:p><text:s text:c="3"/>3,355</text:p>
          </table:table-cell>
          <table:table-cell table:style-name="ce25" office:value-type="float" office:value="2997" calcext:value-type="float">
            <text:p><text:s text:c="3"/>2,997</text:p>
          </table:table-cell>
          <table:table-cell table:style-name="ce25" office:value-type="float" office:value="1527" calcext:value-type="float">
            <text:p><text:s text:c="3"/>1,527</text:p>
          </table:table-cell>
          <table:table-cell table:style-name="ce25" office:value-type="float" office:value="2114" calcext:value-type="float">
            <text:p><text:s text:c="3"/>2,114</text:p>
          </table:table-cell>
          <table:table-cell table:style-name="ce25" office:value-type="float" office:value="5522" calcext:value-type="float">
            <text:p><text:s text:c="3"/>5,522</text:p>
          </table:table-cell>
          <table:table-cell table:style-name="ce25" office:value-type="float" office:value="338" calcext:value-type="float">
            <text:p><text:s text:c="3"/>338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2939" calcext:value-type="float">
            <text:p><text:s text:c="3"/>2,939</text:p>
          </table:table-cell>
          <table:table-cell table:style-name="ce25" office:value-type="float" office:value="34190" calcext:value-type="float">
            <text:p><text:s text:c="3"/>34,190</text:p>
          </table:table-cell>
          <table:table-cell table:style-name="ce25" office:value-type="float" office:value="31" calcext:value-type="float">
            <text:p><text:s text:c="3"/>31</text:p>
          </table:table-cell>
          <table:table-cell table:style-name="ce25" office:value-type="float" office:value="13" calcext:value-type="float">
            <text:p><text:s text:c="3"/>13</text:p>
          </table:table-cell>
          <table:table-cell table:style-name="ce29" office:value-type="float" office:value="7843" calcext:value-type="float">
            <text:p><text:s text:c="3"/>7,843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2517" calcext:value-type="float">
            <text:p><text:s text:c="3"/>32,517</text:p>
          </table:table-cell>
          <table:table-cell table:style-name="ce25" office:value-type="float" office:value="3312" calcext:value-type="float">
            <text:p><text:s text:c="3"/>3,312</text:p>
          </table:table-cell>
          <table:table-cell table:style-name="ce25" office:value-type="float" office:value="2673" calcext:value-type="float">
            <text:p><text:s text:c="3"/>2,673</text:p>
          </table:table-cell>
          <table:table-cell table:style-name="ce25" office:value-type="float" office:value="2323" calcext:value-type="float">
            <text:p><text:s text:c="3"/>2,323</text:p>
          </table:table-cell>
          <table:table-cell table:style-name="ce25" office:value-type="float" office:value="1125" calcext:value-type="float">
            <text:p><text:s text:c="3"/>1,125</text:p>
          </table:table-cell>
          <table:table-cell table:style-name="ce25" office:value-type="float" office:value="1030" calcext:value-type="float">
            <text:p><text:s text:c="3"/>1,030</text:p>
          </table:table-cell>
          <table:table-cell table:style-name="ce25" office:value-type="float" office:value="675" calcext:value-type="float">
            <text:p><text:s text:c="3"/>675</text:p>
          </table:table-cell>
          <table:table-cell table:style-name="ce25" office:value-type="float" office:value="1057" calcext:value-type="float">
            <text:p><text:s text:c="3"/>1,057</text:p>
          </table:table-cell>
          <table:table-cell table:style-name="ce25" office:value-type="float" office:value="2921" calcext:value-type="float">
            <text:p><text:s text:c="3"/>2,921</text:p>
          </table:table-cell>
          <table:table-cell table:style-name="ce25" office:value-type="float" office:value="180" calcext:value-type="float">
            <text:p><text:s text:c="3"/>180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339" calcext:value-type="float">
            <text:p><text:s text:c="3"/>1,339</text:p>
          </table:table-cell>
          <table:table-cell table:style-name="ce25" office:value-type="float" office:value="15459" calcext:value-type="float">
            <text:p><text:s text:c="3"/>15,459</text:p>
          </table:table-cell>
          <table:table-cell table:style-name="ce25" office:value-type="float" office:value="421" calcext:value-type="float">
            <text:p><text:s text:c="3"/>421</text:p>
          </table:table-cell>
          <table:table-cell table:style-name="ce25" office:value-type="float" office:value="2" calcext:value-type="float">
            <text:p><text:s text:c="3"/>2</text:p>
          </table:table-cell>
          <table:table-cell table:style-name="ce25" office:value-type="float" office:value="29365" calcext:value-type="float">
            <text:p><text:s text:c="3"/>29,365</text:p>
          </table:table-cell>
          <table:table-cell table:style-name="ce25" office:value-type="float" office:value="561" calcext:value-type="float">
            <text:p><text:s text:c="3"/>561</text:p>
          </table:table-cell>
          <table:table-cell table:style-name="ce25" office:value-type="float" office:value="2794" calcext:value-type="float">
            <text:p><text:s text:c="3"/>2,794</text:p>
          </table:table-cell>
          <table:table-cell table:style-name="ce25" office:value-type="float" office:value="1765" calcext:value-type="float">
            <text:p><text:s text:c="3"/>1,765</text:p>
          </table:table-cell>
          <table:table-cell table:style-name="ce25" office:value-type="float" office:value="1584" calcext:value-type="float">
            <text:p><text:s text:c="3"/>1,584</text:p>
          </table:table-cell>
          <table:table-cell table:style-name="ce25" office:value-type="float" office:value="1326" calcext:value-type="float">
            <text:p><text:s text:c="3"/>1,326</text:p>
          </table:table-cell>
          <table:table-cell table:style-name="ce25" office:value-type="float" office:value="720" calcext:value-type="float">
            <text:p><text:s text:c="3"/>720</text:p>
          </table:table-cell>
          <table:table-cell table:style-name="ce25" office:value-type="float" office:value="983" calcext:value-type="float">
            <text:p><text:s text:c="3"/>983</text:p>
          </table:table-cell>
          <table:table-cell table:style-name="ce25" office:value-type="float" office:value="2626" calcext:value-type="float">
            <text:p><text:s text:c="3"/>2,626</text:p>
          </table:table-cell>
          <table:table-cell table:style-name="ce25" office:value-type="float" office:value="186" calcext:value-type="float">
            <text:p><text:s text:c="3"/>186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339" calcext:value-type="float">
            <text:p><text:s text:c="3"/>1,339</text:p>
          </table:table-cell>
          <table:table-cell table:style-name="ce25" office:value-type="float" office:value="15459" calcext:value-type="float">
            <text:p><text:s text:c="3"/>15,459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43" office:value-type="float" office:value="3152" calcext:value-type="float">
            <text:p><text:s text:c="3"/>3,15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39492" calcext:value-type="float">
            <text:p><text:s text:c="3"/>39,492</text:p>
          </table:table-cell>
          <table:table-cell table:style-name="ce25" office:value-type="float" office:value="4509" calcext:value-type="float">
            <text:p><text:s text:c="3"/>4,509</text:p>
          </table:table-cell>
          <table:table-cell table:style-name="ce25" office:value-type="float" office:value="3167" calcext:value-type="float">
            <text:p><text:s text:c="3"/>3,167</text:p>
          </table:table-cell>
          <table:table-cell table:style-name="ce25" office:value-type="float" office:value="2607" calcext:value-type="float">
            <text:p><text:s text:c="3"/>2,607</text:p>
          </table:table-cell>
          <table:table-cell table:style-name="ce25" office:value-type="float" office:value="1361" calcext:value-type="float">
            <text:p><text:s text:c="3"/>1,361</text:p>
          </table:table-cell>
          <table:table-cell table:style-name="ce25" office:value-type="float" office:value="1173" calcext:value-type="float">
            <text:p><text:s text:c="3"/>1,173</text:p>
          </table:table-cell>
          <table:table-cell table:style-name="ce25" office:value-type="float" office:value="715" calcext:value-type="float">
            <text:p><text:s text:c="3"/>715</text:p>
          </table:table-cell>
          <table:table-cell table:style-name="ce25" office:value-type="float" office:value="1203" calcext:value-type="float">
            <text:p><text:s text:c="3"/>1,203</text:p>
          </table:table-cell>
          <table:table-cell table:style-name="ce25" office:value-type="float" office:value="3331" calcext:value-type="float">
            <text:p><text:s text:c="3"/>3,331</text:p>
          </table:table-cell>
          <table:table-cell table:style-name="ce25" office:value-type="float" office:value="139" calcext:value-type="float">
            <text:p><text:s text:c="3"/>139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600" calcext:value-type="float">
            <text:p><text:s text:c="3"/>1,600</text:p>
          </table:table-cell>
          <table:table-cell table:style-name="ce25" office:value-type="float" office:value="18731" calcext:value-type="float">
            <text:p><text:s text:c="3"/>18,731</text:p>
          </table:table-cell>
          <table:table-cell table:style-name="ce25" office:value-type="float" office:value="947" calcext:value-type="float">
            <text:p><text:s text:c="3"/>947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34801" calcext:value-type="float">
            <text:p><text:s text:c="3"/>34,801</text:p>
          </table:table-cell>
          <table:table-cell table:style-name="ce25" office:value-type="float" office:value="752" calcext:value-type="float">
            <text:p><text:s text:c="3"/>752</text:p>
          </table:table-cell>
          <table:table-cell table:style-name="ce25" office:value-type="float" office:value="3164" calcext:value-type="float">
            <text:p><text:s text:c="3"/>3,164</text:p>
          </table:table-cell>
          <table:table-cell table:style-name="ce25" office:value-type="float" office:value="2104" calcext:value-type="float">
            <text:p><text:s text:c="3"/>2,104</text:p>
          </table:table-cell>
          <table:table-cell table:style-name="ce25" office:value-type="float" office:value="1771" calcext:value-type="float">
            <text:p><text:s text:c="3"/>1,771</text:p>
          </table:table-cell>
          <table:table-cell table:style-name="ce25" office:value-type="float" office:value="1671" calcext:value-type="float">
            <text:p><text:s text:c="3"/>1,671</text:p>
          </table:table-cell>
          <table:table-cell table:style-name="ce25" office:value-type="float" office:value="807" calcext:value-type="float">
            <text:p><text:s text:c="3"/>807</text:p>
          </table:table-cell>
          <table:table-cell table:style-name="ce25" office:value-type="float" office:value="1131" calcext:value-type="float">
            <text:p><text:s text:c="3"/>1,131</text:p>
          </table:table-cell>
          <table:table-cell table:style-name="ce25" office:value-type="float" office:value="2896" calcext:value-type="float">
            <text:p><text:s text:c="3"/>2,896</text:p>
          </table:table-cell>
          <table:table-cell table:style-name="ce25" office:value-type="float" office:value="152" calcext:value-type="float">
            <text:p><text:s text:c="3"/>152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600" calcext:value-type="float">
            <text:p><text:s text:c="3"/>1,600</text:p>
          </table:table-cell>
          <table:table-cell table:style-name="ce25" office:value-type="float" office:value="18731" calcext:value-type="float">
            <text:p><text:s text:c="3"/>18,731</text:p>
          </table:table-cell>
          <table:table-cell table:style-name="ce25" office:value-type="float" office:value="17" calcext:value-type="float">
            <text:p><text:s text:c="3"/>17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44" office:value-type="float" office:value="4691" calcext:value-type="float">
            <text:p><text:s text:c="3"/>4,691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2964" calcext:value-type="float">
            <text:p>12,964</text:p>
          </table:table-cell>
          <table:table-cell table:style-name="ce26" office:value-type="float" office:value="1776" calcext:value-type="float">
            <text:p>1,77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152" calcext:value-type="float">
            <text:p>3,152</text:p>
          </table:table-cell>
          <table:table-cell table:style-name="ce26" office:value-type="float" office:value="824" calcext:value-type="float">
            <text:p>824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1257" calcext:value-type="float">
            <text:p>1,25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966" calcext:value-type="float">
            <text:p>4,966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125" calcext:value-type="float">
            <text:p>11,125</text:p>
          </table:table-cell>
          <table:table-cell table:style-name="ce26" office:value-type="float" office:value="311" calcext:value-type="float">
            <text:p>31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441" calcext:value-type="float">
            <text:p>2,441</text:p>
          </table:table-cell>
          <table:table-cell table:style-name="ce26" office:value-type="float" office:value="1298" calcext:value-type="float">
            <text:p>1,298</text:p>
          </table:table-cell>
          <table:table-cell table:style-name="ce26" office:value-type="float" office:value="327" calcext:value-type="float">
            <text:p>327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1326" calcext:value-type="float">
            <text:p>1,326</text:p>
          </table:table-cell>
          <table:table-cell table:style-name="ce26" office:value-type="float" office:value="73" calcext:value-type="float">
            <text:p>7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966" calcext:value-type="float">
            <text:p>4,96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1839" calcext:value-type="float">
            <text:p>1,839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850" calcext:value-type="float">
            <text:p>5,850</text:p>
          </table:table-cell>
          <table:table-cell table:style-name="ce27" office:value-type="float" office:value="741" calcext:value-type="float">
            <text:p>74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88" calcext:value-type="float">
            <text:p>1,488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589" calcext:value-type="float">
            <text:p>589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229" calcext:value-type="float">
            <text:p>2,229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037" calcext:value-type="float">
            <text:p>5,037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21" calcext:value-type="float">
            <text:p>1,121</text:p>
          </table:table-cell>
          <table:table-cell table:style-name="ce27" office:value-type="float" office:value="587" calcext:value-type="float">
            <text:p>587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628" calcext:value-type="float">
            <text:p>628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229" calcext:value-type="float">
            <text:p>2,229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813" calcext:value-type="float">
            <text:p>81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114" calcext:value-type="float">
            <text:p>7,114</text:p>
          </table:table-cell>
          <table:table-cell table:style-name="ce28" office:value-type="float" office:value="1035" calcext:value-type="float">
            <text:p>1,03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737" calcext:value-type="float">
            <text:p>2,737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088" calcext:value-type="float">
            <text:p>6,088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20" calcext:value-type="float">
            <text:p>1,320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737" calcext:value-type="float">
            <text:p>2,73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026" calcext:value-type="float">
            <text:p>1,02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129" calcext:value-type="float">
            <text:p>10,129</text:p>
          </table:table-cell>
          <table:table-cell table:style-name="ce26" office:value-type="float" office:value="2612" calcext:value-type="float">
            <text:p>2,612</text:p>
          </table:table-cell>
          <table:table-cell table:style-name="ce26" office:value-type="float" office:value="2441" calcext:value-type="float">
            <text:p>2,44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659" calcext:value-type="float">
            <text:p>659</text:p>
          </table:table-cell>
          <table:table-cell table:style-name="ce26" office:value-type="float" office:value="36" calcext:value-type="float">
            <text:p>3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417" calcext:value-type="float">
            <text:p>3,417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8713" calcext:value-type="float">
            <text:p>8,713</text:p>
          </table:table-cell>
          <table:table-cell table:style-name="ce26" office:value-type="float" office:value="359" calcext:value-type="float">
            <text:p>359</text:p>
          </table:table-cell>
          <table:table-cell table:style-name="ce26" office:value-type="float" office:value="3152" calcext:value-type="float">
            <text:p>3,15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757" calcext:value-type="float">
            <text:p>757</text:p>
          </table:table-cell>
          <table:table-cell table:style-name="ce26" office:value-type="float" office:value="24" calcext:value-type="float">
            <text:p>2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417" calcext:value-type="float">
            <text:p>3,417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416" calcext:value-type="float">
            <text:p>1,416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539" calcext:value-type="float">
            <text:p>4,539</text:p>
          </table:table-cell>
          <table:table-cell table:style-name="ce27" office:value-type="float" office:value="1059" calcext:value-type="float">
            <text:p>1,059</text:p>
          </table:table-cell>
          <table:table-cell table:style-name="ce27" office:value-type="float" office:value="1121" calcext:value-type="float">
            <text:p>1,12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304" calcext:value-type="float">
            <text:p>304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29" calcext:value-type="float">
            <text:p>1,629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103" calcext:value-type="float">
            <text:p>4,103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1488" calcext:value-type="float">
            <text:p>1,48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49" calcext:value-type="float">
            <text:p>249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366" calcext:value-type="float">
            <text:p>366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29" calcext:value-type="float">
            <text:p>1,629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436" calcext:value-type="float">
            <text:p>43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5590" calcext:value-type="float">
            <text:p>5,590</text:p>
          </table:table-cell>
          <table:table-cell table:style-name="ce28" office:value-type="float" office:value="1553" calcext:value-type="float">
            <text:p>1,553</text:p>
          </table:table-cell>
          <table:table-cell table:style-name="ce28" office:value-type="float" office:value="1320" calcext:value-type="float">
            <text:p>1,32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88" calcext:value-type="float">
            <text:p>1,788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610" calcext:value-type="float">
            <text:p>4,610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88" calcext:value-type="float">
            <text:p>1,78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980" calcext:value-type="float">
            <text:p>980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7737" calcext:value-type="float">
            <text:p>7,737</text:p>
          </table:table-cell>
          <table:table-cell table:style-name="ce26" office:value-type="float" office:value="604" calcext:value-type="float">
            <text:p>604</text:p>
          </table:table-cell>
          <table:table-cell table:style-name="ce26" office:value-type="float" office:value="1298" calcext:value-type="float">
            <text:p>1,298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965" calcext:value-type="float">
            <text:p>965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623" calcext:value-type="float">
            <text:p>3,623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246" calcext:value-type="float">
            <text:p>6,246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824" calcext:value-type="float">
            <text:p>824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848" calcext:value-type="float">
            <text:p>848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623" calcext:value-type="float">
            <text:p>3,62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491" calcext:value-type="float">
            <text:p>1,491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495" calcext:value-type="float">
            <text:p>3,495</text:p>
          </table:table-cell>
          <table:table-cell table:style-name="ce27" office:value-type="float" office:value="263" calcext:value-type="float">
            <text:p>263</text:p>
          </table:table-cell>
          <table:table-cell table:style-name="ce27" office:value-type="float" office:value="587" calcext:value-type="float">
            <text:p>587</text:p>
          </table:table-cell>
          <table:table-cell table:style-name="ce27" office:value-type="float" office:value="249" calcext:value-type="float">
            <text:p>24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462" calcext:value-type="float">
            <text:p>462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95" calcext:value-type="float">
            <text:p>1,59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76" calcext:value-type="float">
            <text:p>2,776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95" calcext:value-type="float">
            <text:p>1,59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719" calcext:value-type="float">
            <text:p>71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242" calcext:value-type="float">
            <text:p>4,242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28" calcext:value-type="float">
            <text:p>2,028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470" calcext:value-type="float">
            <text:p>3,470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28" calcext:value-type="float">
            <text:p>2,02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772" calcext:value-type="float">
            <text:p>772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9954" calcext:value-type="float">
            <text:p>9,954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327" calcext:value-type="float">
            <text:p>327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1770" calcext:value-type="float">
            <text:p>1,770</text:p>
          </table:table-cell>
          <table:table-cell table:style-name="ce26" office:value-type="float" office:value="39" calcext:value-type="float">
            <text:p>3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097" calcext:value-type="float">
            <text:p>6,097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430" calcext:value-type="float">
            <text:p>8,430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193" calcext:value-type="float">
            <text:p>1,193</text:p>
          </table:table-cell>
          <table:table-cell table:style-name="ce26" office:value-type="float" office:value="41" calcext:value-type="float">
            <text:p>4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097" calcext:value-type="float">
            <text:p>6,09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524" calcext:value-type="float">
            <text:p>1,52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409" calcext:value-type="float">
            <text:p>4,409</text:p>
          </table:table-cell>
          <table:table-cell table:style-name="ce27" office:value-type="float" office:value="319" calcext:value-type="float">
            <text:p>319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808" calcext:value-type="float">
            <text:p>808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15" calcext:value-type="float">
            <text:p>2,715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806" calcext:value-type="float">
            <text:p>3,806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547" calcext:value-type="float">
            <text:p>547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15" calcext:value-type="float">
            <text:p>2,715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603" calcext:value-type="float">
            <text:p>60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545" calcext:value-type="float">
            <text:p>5,545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962" calcext:value-type="float">
            <text:p>962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82" calcext:value-type="float">
            <text:p>3,382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624" calcext:value-type="float">
            <text:p>4,624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0" calcext:value-type="float">
            <text:p>-</text:p>
          </table:table-cell>
          <table:table-cell table:number-columns-repeated="2" table:style-name="ce28" office:value-type="float" office:value="78" calcext:value-type="float">
            <text:p>78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82" calcext:value-type="float">
            <text:p>3,3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921" calcext:value-type="float">
            <text:p>921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5321" calcext:value-type="float">
            <text:p>5,321</text:p>
          </table:table-cell>
          <table:table-cell table:style-name="ce26" office:value-type="float" office:value="367" calcext:value-type="float">
            <text:p>367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09" calcext:value-type="float">
            <text:p>509</text:p>
          </table:table-cell>
          <table:table-cell table:style-name="ce26" office:value-type="float" office:value="507" calcext:value-type="float">
            <text:p>507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340" calcext:value-type="float">
            <text:p>3,340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807" calcext:value-type="float">
            <text:p>4,807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426" calcext:value-type="float">
            <text:p>426</text:p>
          </table:table-cell>
          <table:table-cell table:style-name="ce26" office:value-type="float" office:value="27" calcext:value-type="float">
            <text:p>2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340" calcext:value-type="float">
            <text:p>3,340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45" office:value-type="float" office:value="514" calcext:value-type="float">
            <text:p>51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338" calcext:value-type="float">
            <text:p>2,338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252" calcext:value-type="float">
            <text:p>252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47" calcext:value-type="float">
            <text:p>1,447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57" calcext:value-type="float">
            <text:p>2,157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47" calcext:value-type="float">
            <text:p>1,44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181" calcext:value-type="float">
            <text:p>18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2983" calcext:value-type="float">
            <text:p>2,983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93" calcext:value-type="float">
            <text:p>1,893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650" calcext:value-type="float">
            <text:p>2,65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93" calcext:value-type="float">
            <text:p>1,89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333" calcext:value-type="float">
            <text:p>33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258" calcext:value-type="float">
            <text:p>8,258</text:p>
          </table:table-cell>
          <table:table-cell table:style-name="ce26" office:value-type="float" office:value="672" calcext:value-type="float">
            <text:p>672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317" calcext:value-type="float">
            <text:p>5,317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699" calcext:value-type="float">
            <text:p>7,699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509" calcext:value-type="float">
            <text:p>50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01" calcext:value-type="float">
            <text:p>901</text:p>
          </table:table-cell>
          <table:table-cell table:style-name="ce26" office:value-type="float" office:value="36" calcext:value-type="float">
            <text:p>3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317" calcext:value-type="float">
            <text:p>5,317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45" office:value-type="float" office:value="559" calcext:value-type="float">
            <text:p>559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783" calcext:value-type="float">
            <text:p>3,783</text:p>
          </table:table-cell>
          <table:table-cell table:style-name="ce27" office:value-type="float" office:value="284" calcext:value-type="float">
            <text:p>284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55" calcext:value-type="float">
            <text:p>455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62" calcext:value-type="float">
            <text:p>2,462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578" calcext:value-type="float">
            <text:p>3,578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37" calcext:value-type="float">
            <text:p>437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62" calcext:value-type="float">
            <text:p>2,46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205" calcext:value-type="float">
            <text:p>205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4475" calcext:value-type="float">
            <text:p>4,475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55" calcext:value-type="float">
            <text:p>2,85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121" calcext:value-type="float">
            <text:p>4,121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55" calcext:value-type="float">
            <text:p>2,85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354" calcext:value-type="float">
            <text:p>354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7105" calcext:value-type="float">
            <text:p><text:s text:c="3"/>17,105</text:p>
          </table:table-cell>
          <table:table-cell table:style-name="ce29" office:value-type="float" office:value="1060" calcext:value-type="float">
            <text:p><text:s text:c="3"/>1,060</text:p>
          </table:table-cell>
          <table:table-cell table:style-name="ce29" office:value-type="float" office:value="1326" calcext:value-type="float">
            <text:p><text:s text:c="3"/>1,326</text:p>
          </table:table-cell>
          <table:table-cell table:style-name="ce29" office:value-type="float" office:value="757" calcext:value-type="float">
            <text:p><text:s text:c="3"/>757</text:p>
          </table:table-cell>
          <table:table-cell table:style-name="ce29" office:value-type="float" office:value="848" calcext:value-type="float">
            <text:p><text:s text:c="3"/>848</text:p>
          </table:table-cell>
          <table:table-cell table:style-name="ce29" office:value-type="float" office:value="1193" calcext:value-type="float">
            <text:p><text:s text:c="3"/>1,193</text:p>
          </table:table-cell>
          <table:table-cell table:style-name="ce29" office:value-type="float" office:value="426" calcext:value-type="float">
            <text:p><text:s text:c="3"/>426</text:p>
          </table:table-cell>
          <table:table-cell table:style-name="ce29" office:value-type="float" office:value="901" calcext:value-type="float">
            <text:p><text:s text:c="3"/>90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71" calcext:value-type="float">
            <text:p><text:s text:c="3"/>7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938" calcext:value-type="float">
            <text:p><text:s text:c="3"/>2,938</text:p>
          </table:table-cell>
          <table:table-cell table:style-name="ce29" office:value-type="float" office:value="7281" calcext:value-type="float">
            <text:p><text:s text:c="3"/>7,281</text:p>
          </table:table-cell>
          <table:table-cell table:style-name="ce29" office:value-type="float" office:value="300" calcext:value-type="float">
            <text:p><text:s text:c="3"/>300</text:p>
          </table:table-cell>
          <table:table-cell table:style-name="ce29" office:value-type="float" office:value="4" calcext:value-type="float">
            <text:p><text:s text:c="3"/>4</text:p>
          </table:table-cell>
          <table:table-cell table:style-name="ce29" office:value-type="float" office:value="16667" calcext:value-type="float">
            <text:p><text:s text:c="3"/>16,667</text:p>
          </table:table-cell>
          <table:table-cell table:style-name="ce29" office:value-type="float" office:value="185" calcext:value-type="float">
            <text:p><text:s text:c="3"/>185</text:p>
          </table:table-cell>
          <table:table-cell table:style-name="ce29" office:value-type="float" office:value="1257" calcext:value-type="float">
            <text:p><text:s text:c="3"/>1,257</text:p>
          </table:table-cell>
          <table:table-cell table:style-name="ce29" office:value-type="float" office:value="659" calcext:value-type="float">
            <text:p><text:s text:c="3"/>659</text:p>
          </table:table-cell>
          <table:table-cell table:style-name="ce29" office:value-type="float" office:value="965" calcext:value-type="float">
            <text:p><text:s text:c="3"/>965</text:p>
          </table:table-cell>
          <table:table-cell table:style-name="ce29" office:value-type="float" office:value="1770" calcext:value-type="float">
            <text:p><text:s text:c="3"/>1,770</text:p>
          </table:table-cell>
          <table:table-cell table:style-name="ce29" office:value-type="float" office:value="507" calcext:value-type="float">
            <text:p><text:s text:c="3"/>507</text:p>
          </table:table-cell>
          <table:table-cell table:style-name="ce29" office:value-type="float" office:value="1000" calcext:value-type="float">
            <text:p><text:s text:c="3"/>1,000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4" calcext:value-type="float">
            <text:p><text:s text:c="3"/>9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938" calcext:value-type="float">
            <text:p><text:s text:c="3"/>2,938</text:p>
          </table:table-cell>
          <table:table-cell table:style-name="ce29" office:value-type="float" office:value="7281" calcext:value-type="float">
            <text:p><text:s text:c="3"/>7,281</text:p>
          </table:table-cell>
          <table:table-cell table:style-name="ce29" office:value-type="float" office:value="6" calcext:value-type="float">
            <text:p><text:s text:c="3"/>6</text:p>
          </table:table-cell>
          <table:table-cell table:style-name="ce26" office:value-type="float" office:value="5" calcext:value-type="float">
            <text:p>5</text:p>
          </table:table-cell>
          <table:table-cell table:style-name="ce45" office:value-type="float" office:value="438" calcext:value-type="float">
            <text:p>438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7812" calcext:value-type="float">
            <text:p><text:s text:c="3"/>7,812</text:p>
          </table:table-cell>
          <table:table-cell table:style-name="ce30" office:value-type="float" office:value="474" calcext:value-type="float">
            <text:p><text:s text:c="3"/>474</text:p>
          </table:table-cell>
          <table:table-cell table:style-name="ce30" office:value-type="float" office:value="628" calcext:value-type="float">
            <text:p><text:s text:c="3"/>628</text:p>
          </table:table-cell>
          <table:table-cell table:style-name="ce30" office:value-type="float" office:value="366" calcext:value-type="float">
            <text:p><text:s text:c="3"/>366</text:p>
          </table:table-cell>
          <table:table-cell table:style-name="ce30" office:value-type="float" office:value="407" calcext:value-type="float">
            <text:p><text:s text:c="3"/>407</text:p>
          </table:table-cell>
          <table:table-cell table:style-name="ce30" office:value-type="float" office:value="547" calcext:value-type="float">
            <text:p><text:s text:c="3"/>547</text:p>
          </table:table-cell>
          <table:table-cell table:style-name="ce30" office:value-type="float" office:value="194" calcext:value-type="float">
            <text:p><text:s text:c="3"/>194</text:p>
          </table:table-cell>
          <table:table-cell table:style-name="ce30" office:value-type="float" office:value="437" calcext:value-type="float">
            <text:p><text:s text:c="3"/>43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47" calcext:value-type="float">
            <text:p><text:s text:c="3"/>4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338" calcext:value-type="float">
            <text:p><text:s text:c="3"/>1,338</text:p>
          </table:table-cell>
          <table:table-cell table:style-name="ce30" office:value-type="float" office:value="3303" calcext:value-type="float">
            <text:p><text:s text:c="3"/>3,303</text:p>
          </table:table-cell>
          <table:table-cell table:style-name="ce30" office:value-type="float" office:value="69" calcext:value-type="float">
            <text:p><text:s text:c="3"/>69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30" office:value-type="float" office:value="7644" calcext:value-type="float">
            <text:p><text:s text:c="3"/>7,644</text:p>
          </table:table-cell>
          <table:table-cell table:style-name="ce30" office:value-type="float" office:value="76" calcext:value-type="float">
            <text:p><text:s text:c="3"/>76</text:p>
          </table:table-cell>
          <table:table-cell table:style-name="ce30" office:value-type="float" office:value="589" calcext:value-type="float">
            <text:p><text:s text:c="3"/>589</text:p>
          </table:table-cell>
          <table:table-cell table:style-name="ce30" office:value-type="float" office:value="304" calcext:value-type="float">
            <text:p><text:s text:c="3"/>304</text:p>
          </table:table-cell>
          <table:table-cell table:style-name="ce30" office:value-type="float" office:value="462" calcext:value-type="float">
            <text:p><text:s text:c="3"/>462</text:p>
          </table:table-cell>
          <table:table-cell table:style-name="ce30" office:value-type="float" office:value="808" calcext:value-type="float">
            <text:p><text:s text:c="3"/>808</text:p>
          </table:table-cell>
          <table:table-cell table:style-name="ce30" office:value-type="float" office:value="252" calcext:value-type="float">
            <text:p><text:s text:c="3"/>252</text:p>
          </table:table-cell>
          <table:table-cell table:style-name="ce30" office:value-type="float" office:value="455" calcext:value-type="float">
            <text:p><text:s text:c="3"/>455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1" calcext:value-type="float">
            <text:p><text:s text:c="3"/>5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338" calcext:value-type="float">
            <text:p><text:s text:c="3"/>1,338</text:p>
          </table:table-cell>
          <table:table-cell table:style-name="ce30" office:value-type="float" office:value="3303" calcext:value-type="float">
            <text:p><text:s text:c="3"/>3,303</text:p>
          </table:table-cell>
          <table:table-cell table:style-name="ce30" office:value-type="float" office:value="4" calcext:value-type="float">
            <text:p><text:s text:c="3"/>4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168" calcext:value-type="float">
            <text:p>16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9293" calcext:value-type="float">
            <text:p><text:s text:c="3"/>9,293</text:p>
          </table:table-cell>
          <table:table-cell table:style-name="ce31" office:value-type="float" office:value="586" calcext:value-type="float">
            <text:p><text:s text:c="3"/>586</text:p>
          </table:table-cell>
          <table:table-cell table:style-name="ce31" office:value-type="float" office:value="698" calcext:value-type="float">
            <text:p><text:s text:c="3"/>698</text:p>
          </table:table-cell>
          <table:table-cell table:style-name="ce31" office:value-type="float" office:value="391" calcext:value-type="float">
            <text:p><text:s text:c="3"/>391</text:p>
          </table:table-cell>
          <table:table-cell table:style-name="ce31" office:value-type="float" office:value="441" calcext:value-type="float">
            <text:p><text:s text:c="3"/>441</text:p>
          </table:table-cell>
          <table:table-cell table:style-name="ce31" office:value-type="float" office:value="646" calcext:value-type="float">
            <text:p><text:s text:c="3"/>646</text:p>
          </table:table-cell>
          <table:table-cell table:style-name="ce31" office:value-type="float" office:value="232" calcext:value-type="float">
            <text:p><text:s text:c="3"/>232</text:p>
          </table:table-cell>
          <table:table-cell table:style-name="ce31" office:value-type="float" office:value="464" calcext:value-type="float">
            <text:p><text:s text:c="3"/>46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4" calcext:value-type="float">
            <text:p><text:s text:c="3"/>2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600" calcext:value-type="float">
            <text:p><text:s text:c="3"/>1,600</text:p>
          </table:table-cell>
          <table:table-cell table:style-name="ce31" office:value-type="float" office:value="3978" calcext:value-type="float">
            <text:p><text:s text:c="3"/>3,978</text:p>
          </table:table-cell>
          <table:table-cell table:style-name="ce31" office:value-type="float" office:value="231" calcext:value-type="float">
            <text:p><text:s text:c="3"/>231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9023" calcext:value-type="float">
            <text:p><text:s text:c="3"/>9,023</text:p>
          </table:table-cell>
          <table:table-cell table:style-name="ce31" office:value-type="float" office:value="109" calcext:value-type="float">
            <text:p><text:s text:c="3"/>109</text:p>
          </table:table-cell>
          <table:table-cell table:style-name="ce31" office:value-type="float" office:value="668" calcext:value-type="float">
            <text:p><text:s text:c="3"/>668</text:p>
          </table:table-cell>
          <table:table-cell table:style-name="ce31" office:value-type="float" office:value="355" calcext:value-type="float">
            <text:p><text:s text:c="3"/>355</text:p>
          </table:table-cell>
          <table:table-cell table:style-name="ce31" office:value-type="float" office:value="503" calcext:value-type="float">
            <text:p><text:s text:c="3"/>503</text:p>
          </table:table-cell>
          <table:table-cell table:style-name="ce31" office:value-type="float" office:value="962" calcext:value-type="float">
            <text:p><text:s text:c="3"/>962</text:p>
          </table:table-cell>
          <table:table-cell table:style-name="ce31" office:value-type="float" office:value="255" calcext:value-type="float">
            <text:p><text:s text:c="3"/>255</text:p>
          </table:table-cell>
          <table:table-cell table:style-name="ce31" office:value-type="float" office:value="545" calcext:value-type="float">
            <text:p><text:s text:c="3"/>545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3" calcext:value-type="float">
            <text:p><text:s text:c="3"/>4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600" calcext:value-type="float">
            <text:p><text:s text:c="3"/>1,600</text:p>
          </table:table-cell>
          <table:table-cell table:style-name="ce31" office:value-type="float" office:value="3978" calcext:value-type="float">
            <text:p><text:s text:c="3"/>3,978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270" calcext:value-type="float">
            <text:p>27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43" calcext:value-type="float">
            <text:p>1,44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824" calcext:value-type="float">
            <text:p>82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53" calcext:value-type="float">
            <text:p>1,35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824" calcext:value-type="float">
            <text:p>82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90" calcext:value-type="float">
            <text:p>9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84" calcext:value-type="float">
            <text:p>38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2" calcext:value-type="float">
            <text:p>4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70" calcext:value-type="float">
            <text:p>77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40" calcext:value-type="float">
            <text:p>44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40" calcext:value-type="float">
            <text:p>44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48" calcext:value-type="float">
            <text:p>4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99" calcext:value-type="float">
            <text:p>1,699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26" calcext:value-type="float">
            <text:p>1,32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7" calcext:value-type="float">
            <text:p>367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373" calcext:value-type="float">
            <text:p>37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175" calcext:value-type="float">
            <text:p>17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01" calcext:value-type="float">
            <text:p>90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03" calcext:value-type="float">
            <text:p>70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262" calcext:value-type="float">
            <text:p>26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98" calcext:value-type="float">
            <text:p>19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91" calcext:value-type="float">
            <text:p>1,29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04" calcext:value-type="float">
            <text:p>1,20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479" calcext:value-type="float">
            <text:p>47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87" calcext:value-type="float">
            <text:p>8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9" calcext:value-type="float">
            <text:p>54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236" calcext:value-type="float">
            <text:p>23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1" calcext:value-type="float">
            <text:p>5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55" calcext:value-type="float">
            <text:p>65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243" calcext:value-type="float">
            <text:p>24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6" calcext:value-type="float">
            <text:p>36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50" calcext:value-type="float">
            <text:p>2,250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1295" calcext:value-type="float">
            <text:p>1,29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46" calcext:value-type="float">
            <text:p>2,74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636" calcext:value-type="float">
            <text:p>636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1295" calcext:value-type="float">
            <text:p>1,29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496" calcext:value-type="float">
            <text:p><text:s/>－49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99" calcext:value-type="float">
            <text:p>999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573" calcext:value-type="float">
            <text:p>57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34" calcext:value-type="float">
            <text:p>1,23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573" calcext:value-type="float">
            <text:p>57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35" calcext:value-type="float">
            <text:p><text:s/>－23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51" calcext:value-type="float">
            <text:p>1,251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12" calcext:value-type="float">
            <text:p>1,5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261" calcext:value-type="float">
            <text:p><text:s/>－26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49" calcext:value-type="float">
            <text:p>949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77" calcext:value-type="float">
            <text:p>97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327" calcext:value-type="float">
            <text:p>32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8" calcext:value-type="float">
            <text:p><text:s/>－28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164" calcext:value-type="float">
            <text:p>16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1" calcext:value-type="float">
            <text:p><text:s/>－1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03" calcext:value-type="float">
            <text:p>503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20" calcext:value-type="float">
            <text:p>52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163" calcext:value-type="float">
            <text:p>16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7" calcext:value-type="float">
            <text:p><text:s/>－1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86" calcext:value-type="float">
            <text:p>1,28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523" calcext:value-type="float">
            <text:p>52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39" calcext:value-type="float">
            <text:p>1,23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523" calcext:value-type="float">
            <text:p>52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7" calcext:value-type="float">
            <text:p>4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11" calcext:value-type="float">
            <text:p>21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6" calcext:value-type="float">
            <text:p>2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28" calcext:value-type="float">
            <text:p>72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312" calcext:value-type="float">
            <text:p>31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21" calcext:value-type="float">
            <text:p>21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06" calcext:value-type="float">
            <text:p>90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14" calcext:value-type="float">
            <text:p>91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8" calcext:value-type="float">
            <text:p><text:s/>－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10" calcext:value-type="float">
            <text:p><text:s/>－1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93" calcext:value-type="float">
            <text:p>49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31" calcext:value-type="float">
            <text:p>13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" calcext:value-type="float">
            <text:p>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87" calcext:value-type="float">
            <text:p>1,887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916" calcext:value-type="float">
            <text:p>91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885" calcext:value-type="float">
            <text:p>1,88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916" calcext:value-type="float">
            <text:p>916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62" calcext:value-type="float">
            <text:p>86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17" calcext:value-type="float">
            <text:p><text:s/>－1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42" calcext:value-type="float">
            <text:p>1,042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95" calcext:value-type="float">
            <text:p>49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23" calcext:value-type="float">
            <text:p>1,02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495" calcext:value-type="float">
            <text:p>49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19" calcext:value-type="float">
            <text:p>1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04" calcext:value-type="float">
            <text:p>50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65" calcext:value-type="float">
            <text:p>16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4" calcext:value-type="float">
            <text:p>1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75" calcext:value-type="float">
            <text:p>7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" calcext:value-type="float">
            <text:p><text:s/>－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90" calcext:value-type="float">
            <text:p>9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9" calcext:value-type="float">
            <text:p>1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53" calcext:value-type="float">
            <text:p>1,05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09" calcext:value-type="float">
            <text:p>1,00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44" calcext:value-type="float">
            <text:p>4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58" calcext:value-type="float">
            <text:p>25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4" calcext:value-type="float">
            <text:p>1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77" calcext:value-type="float">
            <text:p>57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30" calcext:value-type="float">
            <text:p>3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7" calcext:value-type="float">
            <text:p><text:s/>－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4" calcext:value-type="float">
            <text:p>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5" calcext:value-type="float">
            <text:p>4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1" calcext:value-type="float">
            <text:p><text:s/>－1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15" calcext:value-type="float">
            <text:p>1,215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56" calcext:value-type="float">
            <text:p>1,15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59" calcext:value-type="float">
            <text:p>5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35" calcext:value-type="float">
            <text:p>53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55" calcext:value-type="float">
            <text:p>25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8" calcext:value-type="float">
            <text:p>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80" calcext:value-type="float">
            <text:p>68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51" calcext:value-type="float">
            <text:p>5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84" calcext:value-type="float">
            <text:p>1,584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1" calcext:value-type="float">
            <text:p>421</text:p>
          </table:table-cell>
          <table:table-cell table:style-name="ce32" office:value-type="float" office:value="556" calcext:value-type="float">
            <text:p>55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556" calcext:value-type="float">
            <text:p>55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84" calcext:value-type="float">
            <text:p>28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239" calcext:value-type="float">
            <text:p>23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63" calcext:value-type="float">
            <text:p>16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44" calcext:value-type="float">
            <text:p>844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317" calcext:value-type="float">
            <text:p>3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3" calcext:value-type="float">
            <text:p>72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317" calcext:value-type="float">
            <text:p>31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21" calcext:value-type="float">
            <text:p>12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97" calcext:value-type="float">
            <text:p>69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2" table:style-name="ce32" office:value-type="float" office:value="16" calcext:value-type="float">
            <text:p>1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20" calcext:value-type="float">
            <text:p>72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200" calcext:value-type="float">
            <text:p>20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3" calcext:value-type="float">
            <text:p><text:s/>－2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83" calcext:value-type="float">
            <text:p>8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7" calcext:value-type="float">
            <text:p><text:s/>－3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17" calcext:value-type="float">
            <text:p>11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4" calcext:value-type="float">
            <text:p>1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541" calcext:value-type="float">
            <text:p>541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94" calcext:value-type="float">
            <text:p>9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71" calcext:value-type="float">
            <text:p>7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62" calcext:value-type="float">
            <text:p>62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91" calcext:value-type="float">
            <text:p>291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64" calcext:value-type="float">
            <text:p>26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27" calcext:value-type="float">
            <text:p>2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35" calcext:value-type="float">
            <text:p>3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76" calcext:value-type="float">
            <text:p>76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9" calcext:value-type="float">
            <text:p>49</text:p>
          </table:table-cell>
          <table:table-cell table:number-columns-repeated="2" table:style-name="ce32" office:value-type="float" office:value="32" calcext:value-type="float">
            <text:p>3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61" calcext:value-type="float">
            <text:p>6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35" calcext:value-type="float">
            <text:p>3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15" calcext:value-type="float">
            <text:p>15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67" calcext:value-type="float">
            <text:p>6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6" calcext:value-type="float">
            <text:p>2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8" calcext:value-type="float">
            <text:p><text:s/>－8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9" calcext:value-type="float">
            <text:p>9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